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eTokenFilter.next( final Token reusable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eTokenFilter.TeeTokenFilter( TokenStream input , SinkTokenizer sin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eTokenFilter.increment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